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EVENTY-TWO SPOKESMEN (10:1-2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EVENTY-TWO SPOKESMEN (10:1-2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job given to the 72 by the Savior (10:1-1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job given to the 72 by the Savior (10:1-16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ir assignment (10:1-1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ir assignment (10:1-15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Pray before going (10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ravel fast and light (10:3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al the sick, and preach the gospel (10:8-9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Reject those cities that reject me (10:10-15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Reject those cities that reject me (10:10-15).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Wipe the dust of the city from your feet as a sign of its doom (10:10-12)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Korazin, Bethsaida, and Capernaum have all rejected Jesus (10:13-15)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ir assignment (10:1-15)<text:s text:c="1"/></text:span><text:span text:style-name="a498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Pray before going (10:1-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ravel fast and light (10:3-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eal the sick, and preach the gospel (10:8-9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Reject those cities that reject me (10:10-15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job given to the 72 by the Savior (10:1-16)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ir assignment (10:1-15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ir authority (10:16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SEVENTY-TWO SPOKESMEN (10:1-24):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job given to the 72 by the Savior (10:1-16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joy felt by the 72 and the Savior (10:17-2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-title-Title-Slide" presentation:presentation-page-layout-name="Master1-PPL1" draw:id="Slide-264">
        <draw:frame draw:id="id99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<text:s text:c="1"/>The joy felt by the 72 and the Savior (10:17-24)<text:s text:c="1"/></text:span><text:span text:style-name="a549" text:class-names=""/></text:p>
          </draw:text-box>
          <svg:title/>
          <svg:desc/>
        </draw:frame>
        <draw:frame draw:id="id100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The joy of the 72 (10:17-20, 23-24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10" draw:style-name="a557" draw:master-page-name="Master1-Layout12-tx-Title-and-Text" presentation:presentation-page-layout-name="Master1-PPL12" draw:id="Slide-265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joy of the 72 (10:17-20, 23-24)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assing joy (10:17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ermanent joy (10:18-20, 23-2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12-tx-Title-and-Text" presentation:presentation-page-layout-name="Master1-PPL12" draw:id="Slide-266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permanent joy (10:18-20, 23-24):<text:s text:c="1"/></text:span><text:span text:style-name="a574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Satan's fall from heaven (10:18-19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ir heavenly position (10:2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ir earthly privilege (10:23-24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joy of the 72 (10:17-20, 23-24)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passing joy (10:1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ermanent joy (10:18-20, 23-24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joy felt by the 72 and the Savior (10:17-24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joy of the 72 (10:17-20, 23-24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joy of the Savior (10:21-22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joy of the Savior (10:21-22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Because of the Father's revelation to the elect (10:21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Because of the Father's revelation through the Son (10:22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joy felt by the 72 and the Savior (10:17-24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joy of the 72 (10:17-20, 23-24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joy of the Savior (10:21-2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SEVENTY-TWO SPOKESMEN (10:1-24):<text:s text:c="1"/></text:span><text:span text:style-name="a652" text:class-names=""/></text:p>
          </draw:text-box>
          <svg:title/>
          <svg:desc/>
        </draw:frame>
        <draw:frame draw:id="id114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e job given to the 72 by the Savior (10:1-16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joy felt by the 72 and the Savior (10:17-24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7" draw:style-name="a665" draw:master-page-name="Master1-Layout12-tx-Title-and-Text" presentation:presentation-page-layout-name="Master1-PPL12" draw:id="Slide-272">
        <draw:frame draw:id="id115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LUKE 10</text:span><text:span text:style-name="a667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SEVENTY-TWO SPOKESMEN (10:1-24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ONE SAMARITAN (10:25-3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8" draw:style-name="a680" draw:master-page-name="Master1-Layout1-title-Title-Slide" presentation:presentation-page-layout-name="Master1-PPL1" draw:id="Slide-273">
        <draw:frame draw:id="id117" presentation:style-name="a684" draw:name="Title 1" svg:x="1.38in" svg:y="0.83in" svg:width="10.3in" svg:height="4.42in" presentation:class="title" presentation:placeholder="false">
          <draw:text-box>
            <text:p text:style-name="a683" text:class-names="" text:cond-style-name=""><text:span text:style-name="a681" text:class-names="">ONE SAMARITAN (10:25-37):<text:s text:c="1"/></text:span><text:span text:style-name="a682" text:class-names=""/></text:p>
          </draw:text-box>
          <svg:title/>
          <svg:desc/>
        </draw:frame>
        <draw:frame draw:id="id118" presentation:style-name="a689" draw:name="Subtitle 2" svg:x="1.38in" svg:y="5.25in" svg:width="10.3in" svg:height="1.85in" presentation:class="subtitle" presentation:placeholder="false">
          <draw:text-box>
            <text:p text:style-name="a686" text:class-names="" text:cond-style-name=""><text:span text:style-name="a685" text:class-names=""><text:s text:c="1"/>The occasion for the parable (10:25-29): Jesus is challenged by a Jewish lawyer.<text:s text:c="1"/></text:span></text:p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The occasion for the parable (10:25-29): Jesus is challenged by a Jewish lawyer.<text:s text:c="1"/></text:span><text:span text:style-name="a692" text:class-names=""/></text:p>
          </draw:text-box>
          <svg:title/>
          <svg:desc/>
        </draw:frame>
        <draw:frame draw:id="id120" presentation:style-name="a707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Question (10:25-26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Answer (10:27-28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Question (10:29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0" draw:style-name="a708" draw:master-page-name="Master1-Layout12-tx-Title-and-Text" presentation:presentation-page-layout-name="Master1-PPL12" draw:id="Slide-275">
        <draw:frame draw:id="id121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ONE SAMARITAN (10:25-37):<text:s text:c="1"/></text:span><text:span text:style-name="a710" text:class-names=""/></text:p>
          </draw:text-box>
          <svg:title/>
          <svg:desc/>
        </draw:frame>
        <draw:frame draw:id="id122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occasion for the parable (10:25-29): Jesus is challenged by a Jewish lawyer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overview of the parable (10:30-35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1" draw:style-name="a723" draw:master-page-name="Master1-Layout12-tx-Title-and-Text" presentation:presentation-page-layout-name="Master1-PPL12" draw:id="Slide-276">
        <draw:frame draw:id="id123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overview of the parable (10:30-35)<text:s text:c="1"/></text:span><text:span text:style-name="a725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trip (10:30a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trouble (10:30b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test (10:31-35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test (10:31-35):<text:s text:c="1"/></text:span><text:span text:style-name="a743" text:class-names=""/></text:p>
          </draw:text-box>
          <svg:title/>
          <svg:desc/>
        </draw:frame>
        <draw:frame draw:id="id126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two who fail the test (10:31-32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one who passes the test (10:33-35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3" draw:style-name="a756" draw:master-page-name="Master1-Layout12-tx-Title-and-Text" presentation:presentation-page-layout-name="Master1-PPL12" draw:id="Slide-278">
        <draw:frame draw:id="id127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The overview of the parable (10:30-35)<text:s text:c="1"/></text:span><text:span text:style-name="a758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trip (10:30a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trouble (10:30b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test (10:31-35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2-tx-Title-and-Text" presentation:presentation-page-layout-name="Master1-PPL12" draw:id="Slide-279">
        <draw:frame draw:id="id129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ONE SAMARITAN (10:25-37):<text:s text:c="1"/></text:span><text:span text:style-name="a776" text:class-names=""/></text:p>
          </draw:text-box>
          <svg:title/>
          <svg:desc/>
        </draw:frame>
        <draw:frame draw:id="id130" presentation:style-name="a791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The occasion for the parable (10:25-29): Jesus is challenged by a Jewish lawyer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overview of the parable (10:30-35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he observance from the parable (10:36-37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5" draw:style-name="a792" draw:master-page-name="Master1-Layout12-tx-Title-and-Text" presentation:presentation-page-layout-name="Master1-PPL12" draw:id="Slide-280">
        <draw:frame draw:id="id131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LUKE 10</text:span><text:span text:style-name="a794" text:class-names=""/></text:p>
          </draw:text-box>
          <svg:title/>
          <svg:desc/>
        </draw:frame>
        <draw:frame draw:id="id132" presentation:style-name="a809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SEVENTY-TWO SPOKESMEN (10:1-24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ONE SAMARITAN (10:25-37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TWO SISTERS (10:38-42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6" draw:style-name="a810" draw:master-page-name="Master1-Layout1-title-Title-Slide" presentation:presentation-page-layout-name="Master1-PPL1" draw:id="Slide-281">
        <draw:frame draw:id="id133" presentation:style-name="a814" draw:name="Title 1" svg:x="1.38in" svg:y="0.83in" svg:width="10.3in" svg:height="4.42in" presentation:class="title" presentation:placeholder="false">
          <draw:text-box>
            <text:p text:style-name="a813" text:class-names="" text:cond-style-name=""><text:span text:style-name="a811" text:class-names="">TWO SISTERS (10:38-42):<text:s text:c="1"/></text:span><text:span text:style-name="a812" text:class-names=""/></text:p>
          </draw:text-box>
          <svg:title/>
          <svg:desc/>
        </draw:frame>
        <draw:frame draw:id="id134" presentation:style-name="a819" draw:name="Subtitle 2" svg:x="1.38in" svg:y="5.25in" svg:width="10.3in" svg:height="1.85in" presentation:class="subtitle" presentation:placeholder="false">
          <draw:text-box>
            <text:p text:style-name="a816" text:class-names="" text:cond-style-name=""><text:span text:style-name="a815" text:class-names=""><text:s text:c="1"/>The complaint by Martha (10:38-40)<text:s text:c="1"/></text:span></text:p>
            <text:p text:style-name="a818" text:class-names="" text:cond-style-name=""><text:span text:style-name="a817" text:class-names=""/></text:p>
          </draw:text-box>
          <svg:title/>
          <svg:desc/>
        </draw:frame>
      </draw:page>
      <draw:page draw:name="Slide27" draw:style-name="a820" draw:master-page-name="Master1-Layout12-tx-Title-and-Text" presentation:presentation-page-layout-name="Master1-PPL12" draw:id="Slide-282">
        <draw:frame draw:id="id135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<text:s text:c="1"/>The complaint by Martha (10:38-40)<text:s text:c="1"/></text:span><text:span text:style-name="a822" text:class-names=""/></text:p>
          </draw:text-box>
          <svg:title/>
          <svg:desc/>
        </draw:frame>
        <draw:frame draw:id="id136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The diligent student (10:38-39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dutiful servant (10:40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8" draw:style-name="a835" draw:master-page-name="Master1-Layout12-tx-Title-and-Text" presentation:presentation-page-layout-name="Master1-PPL12" draw:id="Slide-283">
        <draw:frame draw:id="id137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TWO SISTERS (10:38-42):<text:s text:c="1"/></text:span><text:span text:style-name="a837" text:class-names=""/></text:p>
          </draw:text-box>
          <svg:title/>
          <svg:desc/>
        </draw:frame>
        <draw:frame draw:id="id138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complaint by Martha (10:38-40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counsel by Jesus (10:41-42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9" draw:style-name="a850" draw:master-page-name="Master1-Layout12-tx-Title-and-Text" presentation:presentation-page-layout-name="Master1-PPL12" draw:id="Slide-284">
        <draw:frame draw:id="id139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LUKE 10</text:span><text:span text:style-name="a852" text:class-names=""/></text:p>
          </draw:text-box>
          <svg:title/>
          <svg:desc/>
        </draw:frame>
        <draw:frame draw:id="id140" presentation:style-name="a867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SEVENTY-TWO SPOKESMEN (10:1-24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ONE SAMARITAN (10:25-37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TWO SISTERS (10:38-42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0</dc:title>
    <meta:initial-creator>David STRICKLAND</meta:initial-creator>
    <dc:creator>David STRICKLAND</dc:creator>
    <meta:creation-date>2020-02-23T23:15:28Z</meta:creation-date>
    <dc:date>2020-02-23T23:15:28Z</dc:date>
    <meta:template xlink:href="BibleStudy" xlink:type="simple"/>
    <meta:editing-cycles>1</meta:editing-cycles>
    <meta:editing-duration>PT0S</meta:editing-duration>
    <meta:document-statistic meta:paragraph-count="92" meta:word-count="775"/>
  </office:meta>
</office:document-meta>
</file>